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87cm" fo:margin-left="-0.87cm" table:align="left"/>
    </style:style>
    <style:style style:name="Table1.A" style:family="table-column">
      <style:table-column-properties style:column-width="5.796cm"/>
    </style:style>
    <style:style style:name="Table1.B" style:family="table-column">
      <style:table-column-properties style:column-width="3.561cm"/>
    </style:style>
    <style:style style:name="Table1.C" style:family="table-column">
      <style:table-column-properties style:column-width="8.513cm"/>
    </style:style>
    <style:style style:name="Table1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49cm" fo:border="0.5pt solid #000000" style:writing-mode="page"/>
    </style:style>
    <style:style style:name="Table1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end" style:justify-single-word="false"/>
      <style:text-properties officeooo:rsid="000e15d6" officeooo:paragraph-rsid="0014b5ef"/>
    </style:style>
    <style:style style:name="P2" style:family="paragraph" style:parent-style-name="Standard">
      <style:paragraph-properties fo:text-align="end" style:justify-single-word="false"/>
      <style:text-properties officeooo:rsid="000e15d6" officeooo:paragraph-rsid="00359a03"/>
    </style:style>
    <style:style style:name="P3" style:family="paragraph" style:parent-style-name="Standard">
      <style:paragraph-properties fo:text-align="start" style:justify-single-word="false"/>
      <style:text-properties officeooo:rsid="000e15d6" officeooo:paragraph-rsid="0019481b"/>
    </style:style>
    <style:style style:name="P4" style:family="paragraph" style:parent-style-name="Standard">
      <style:paragraph-properties fo:text-align="end" style:justify-single-word="false"/>
      <style:text-properties officeooo:rsid="001692de" officeooo:paragraph-rsid="001692de"/>
    </style:style>
    <style:style style:name="P5" style:family="paragraph" style:parent-style-name="Standard">
      <style:paragraph-properties fo:text-align="start" style:justify-single-word="false"/>
      <style:text-properties officeooo:rsid="001692de" officeooo:paragraph-rsid="001692de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92de" officeooo:paragraph-rsid="001692d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df94" officeooo:paragraph-rsid="0017df9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df94" officeooo:paragraph-rsid="001e0af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2300" officeooo:paragraph-rsid="001b230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2300" officeooo:paragraph-rsid="001cf8ab" style:font-weight-asian="bold" style:font-weight-complex="bold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2914d" officeooo:paragraph-rsid="00237bf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6e23b" officeooo:paragraph-rsid="0036e23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92de" officeooo:paragraph-rsid="001692de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d8ac9" officeooo:paragraph-rsid="0019481b"/>
    </style:style>
    <style:style style:name="P15" style:family="paragraph" style:parent-style-name="Standard">
      <style:paragraph-properties fo:text-align="start" style:justify-single-word="false"/>
      <style:text-properties fo:color="#000080" loext:opacity="100%" style:text-underline-style="solid" style:text-underline-width="auto" style:text-underline-color="font-color" fo:font-weight="bold" officeooo:rsid="0014e43b" officeooo:paragraph-rsid="001eeed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80" loext:opacity="100%" style:text-underline-style="solid" style:text-underline-width="auto" style:text-underline-color="font-color" fo:font-weight="bold" officeooo:rsid="006f354f" officeooo:paragraph-rsid="001f3602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80" loext:opacity="100%" style:text-underline-style="solid" style:text-underline-width="auto" style:text-underline-color="font-color" fo:font-weight="bold" officeooo:rsid="006b8b22" officeooo:paragraph-rsid="00237bf0" style:font-weight-asian="bold" style:font-weight-complex="bold"/>
    </style:style>
    <style:style style:name="P18" style:family="paragraph" style:parent-style-name="Standard">
      <style:text-properties fo:color="#000080" loext:opacity="100%" officeooo:rsid="002d4913" officeooo:paragraph-rsid="001eeed0"/>
    </style:style>
    <style:style style:name="P19" style:family="paragraph" style:parent-style-name="Standard">
      <style:text-properties fo:color="#000080" loext:opacity="100%" officeooo:rsid="002d4913" officeooo:paragraph-rsid="00237bf0"/>
    </style:style>
    <style:style style:name="P20" style:family="paragraph" style:parent-style-name="Standard">
      <style:text-properties fo:color="#000080" loext:opacity="100%" officeooo:rsid="0030042a" officeooo:paragraph-rsid="001eeed0"/>
    </style:style>
    <style:style style:name="P21" style:family="paragraph" style:parent-style-name="Standard">
      <style:text-properties fo:color="#000080" loext:opacity="100%" officeooo:rsid="002ebd19" officeooo:paragraph-rsid="001eeed0"/>
    </style:style>
    <style:style style:name="P22" style:family="paragraph" style:parent-style-name="Standard">
      <style:text-properties fo:color="#000080" loext:opacity="100%" officeooo:rsid="002ebd19" officeooo:paragraph-rsid="00237bf0"/>
    </style:style>
    <style:style style:name="P23" style:family="paragraph" style:parent-style-name="Standard">
      <style:text-properties fo:color="#000080" loext:opacity="100%" officeooo:rsid="0014e43b" officeooo:paragraph-rsid="001f3602"/>
    </style:style>
    <style:style style:name="P24" style:family="paragraph" style:parent-style-name="Standard">
      <style:text-properties fo:color="#000080" loext:opacity="100%" officeooo:rsid="0014e43b" officeooo:paragraph-rsid="0022d5a8"/>
    </style:style>
    <style:style style:name="P25" style:family="paragraph" style:parent-style-name="Standard">
      <style:text-properties fo:color="#000080" loext:opacity="100%" officeooo:rsid="0014e43b" officeooo:paragraph-rsid="00237bf0"/>
    </style:style>
    <style:style style:name="P26" style:family="paragraph" style:parent-style-name="Standard">
      <style:text-properties fo:color="#000080" loext:opacity="100%" officeooo:rsid="0012b545" officeooo:paragraph-rsid="00219b44"/>
    </style:style>
    <style:style style:name="P27" style:family="paragraph" style:parent-style-name="Standard">
      <style:text-properties fo:color="#000080" loext:opacity="100%" officeooo:rsid="00203fb9" officeooo:paragraph-rsid="00219b44"/>
    </style:style>
    <style:style style:name="P28" style:family="paragraph" style:parent-style-name="Standard">
      <style:text-properties fo:color="#000080" loext:opacity="100%" officeooo:rsid="001497bf" officeooo:paragraph-rsid="00219b44"/>
    </style:style>
    <style:style style:name="P29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14e43b" officeooo:paragraph-rsid="00219b4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14e43b" officeooo:paragraph-rsid="0022d5a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12b545" officeooo:paragraph-rsid="0028dd7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2aa314" officeooo:paragraph-rsid="002aa31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2aa977" officeooo:paragraph-rsid="002aa97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2e6a3c" officeooo:paragraph-rsid="002e6a3c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2fa173" officeooo:paragraph-rsid="002fa17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322a14" officeooo:paragraph-rsid="00322a14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219b44" officeooo:paragraph-rsid="0028dd71" style:font-weight-asian="normal" style:font-weight-complex="normal"/>
    </style:style>
    <style:style style:name="P38" style:family="paragraph" style:parent-style-name="Standard">
      <style:text-properties fo:color="#000080" loext:opacity="100%" officeooo:rsid="001573e1" officeooo:paragraph-rsid="0022d5a8"/>
    </style:style>
    <style:style style:name="P39" style:family="paragraph" style:parent-style-name="Standard">
      <style:text-properties fo:color="#000080" loext:opacity="100%" officeooo:rsid="004597fd" officeooo:paragraph-rsid="00237bf0"/>
    </style:style>
    <style:style style:name="P40" style:family="paragraph" style:parent-style-name="Standard">
      <style:text-properties fo:color="#000080" loext:opacity="100%" officeooo:rsid="004db4a1" officeooo:paragraph-rsid="00237bf0"/>
    </style:style>
    <style:style style:name="P41" style:family="paragraph" style:parent-style-name="Standard">
      <style:text-properties fo:color="#000080" loext:opacity="100%" officeooo:rsid="005096a6" officeooo:paragraph-rsid="00237bf0"/>
    </style:style>
    <style:style style:name="P42" style:family="paragraph" style:parent-style-name="Standard">
      <style:text-properties fo:color="#000080" loext:opacity="100%" officeooo:rsid="0052a660" officeooo:paragraph-rsid="00237bf0"/>
    </style:style>
    <style:style style:name="P43" style:family="paragraph" style:parent-style-name="Standard">
      <style:text-properties fo:color="#000080" loext:opacity="100%" officeooo:rsid="0063bdab" officeooo:paragraph-rsid="00237bf0"/>
    </style:style>
    <style:style style:name="P44" style:family="paragraph" style:parent-style-name="Standard">
      <style:text-properties fo:color="#000080" loext:opacity="100%" officeooo:rsid="0063c17f" officeooo:paragraph-rsid="00237bf0"/>
    </style:style>
    <style:style style:name="P45" style:family="paragraph" style:parent-style-name="Standard">
      <style:text-properties fo:color="#000080" loext:opacity="100%" officeooo:rsid="005387dc" officeooo:paragraph-rsid="00237bf0"/>
    </style:style>
    <style:style style:name="P46" style:family="paragraph" style:parent-style-name="Standard">
      <style:text-properties fo:color="#000080" loext:opacity="100%" officeooo:rsid="00564d54" officeooo:paragraph-rsid="00237bf0"/>
    </style:style>
    <style:style style:name="P47" style:family="paragraph" style:parent-style-name="Standard">
      <style:text-properties fo:color="#000080" loext:opacity="100%" officeooo:rsid="00599d3a" officeooo:paragraph-rsid="00237bf0"/>
    </style:style>
    <style:style style:name="P48" style:family="paragraph" style:parent-style-name="Standard">
      <style:text-properties fo:color="#000080" loext:opacity="100%" officeooo:rsid="005eeff7" officeooo:paragraph-rsid="00237bf0"/>
    </style:style>
    <style:style style:name="P49" style:family="paragraph" style:parent-style-name="Standard">
      <style:text-properties fo:color="#000080" loext:opacity="100%" officeooo:rsid="0060d1aa" officeooo:paragraph-rsid="00237bf0"/>
    </style:style>
    <style:style style:name="P50" style:family="paragraph" style:parent-style-name="Standard">
      <style:text-properties fo:color="#000080" loext:opacity="100%" officeooo:rsid="006531b9" officeooo:paragraph-rsid="00237bf0"/>
    </style:style>
    <style:style style:name="P51" style:family="paragraph" style:parent-style-name="Standard">
      <style:text-properties fo:color="#000080" loext:opacity="100%" officeooo:rsid="0068381c" officeooo:paragraph-rsid="00237bf0"/>
    </style:style>
    <style:style style:name="P52" style:family="paragraph" style:parent-style-name="Standard">
      <style:text-properties fo:color="#000080" loext:opacity="100%" officeooo:rsid="006b8b22" officeooo:paragraph-rsid="00237bf0"/>
    </style:style>
    <style:style style:name="P53" style:family="paragraph" style:parent-style-name="Standard">
      <style:text-properties officeooo:rsid="002d4913" officeooo:paragraph-rsid="001f3602"/>
    </style:style>
    <style:style style:name="P54" style:family="paragraph" style:parent-style-name="Standard">
      <style:text-properties officeooo:rsid="006dcad5" officeooo:paragraph-rsid="001f3602"/>
    </style:style>
    <style:style style:name="P55" style:family="paragraph" style:parent-style-name="Standard">
      <style:text-properties style:use-window-font-color="true" loext:opacity="0%" officeooo:rsid="006dcad5" officeooo:paragraph-rsid="001f3602"/>
    </style:style>
    <style:style style:name="P56" style:family="paragraph" style:parent-style-name="Standard">
      <style:text-properties style:use-window-font-color="true" loext:opacity="0%" officeooo:rsid="006f354f" officeooo:paragraph-rsid="001f3602"/>
    </style:style>
    <style:style style:name="P57" style:family="paragraph" style:parent-style-name="Standard">
      <style:text-properties style:use-window-font-color="true" loext:opacity="0%" officeooo:rsid="002cca4e" officeooo:paragraph-rsid="0020bd6c"/>
    </style:style>
    <style:style style:name="P58" style:family="paragraph" style:parent-style-name="Standard">
      <style:text-properties style:use-window-font-color="true" loext:opacity="0%" officeooo:rsid="0032914d" officeooo:paragraph-rsid="0020bd6c"/>
    </style:style>
    <style:style style:name="P59" style:family="paragraph" style:parent-style-name="Standard">
      <style:text-properties style:use-window-font-color="true" loext:opacity="0%" officeooo:rsid="004597fd" officeooo:paragraph-rsid="00237bf0"/>
    </style:style>
    <style:style style:name="P60" style:family="paragraph" style:parent-style-name="Standard">
      <style:text-properties style:use-window-font-color="true" loext:opacity="0%" officeooo:rsid="00479319" officeooo:paragraph-rsid="00237bf0"/>
    </style:style>
    <style:style style:name="P61" style:family="paragraph" style:parent-style-name="Standard">
      <style:text-properties style:use-window-font-color="true" loext:opacity="0%" officeooo:rsid="004a6810" officeooo:paragraph-rsid="00237bf0"/>
    </style:style>
    <style:style style:name="P62" style:family="paragraph" style:parent-style-name="Standard">
      <style:text-properties style:use-window-font-color="true" loext:opacity="0%" officeooo:rsid="00564d54" officeooo:paragraph-rsid="00237bf0"/>
    </style:style>
    <style:style style:name="P63" style:family="paragraph" style:parent-style-name="Standard">
      <style:text-properties style:use-window-font-color="true" loext:opacity="0%" officeooo:rsid="004db4a1" officeooo:paragraph-rsid="00237bf0"/>
    </style:style>
    <style:style style:name="P64" style:family="paragraph" style:parent-style-name="Standard">
      <style:text-properties style:use-window-font-color="true" loext:opacity="0%" officeooo:rsid="0052a660" officeooo:paragraph-rsid="00237bf0"/>
    </style:style>
    <style:style style:name="P65" style:family="paragraph" style:parent-style-name="Standard">
      <style:text-properties style:use-window-font-color="true" loext:opacity="0%" officeooo:rsid="0063bdab" officeooo:paragraph-rsid="00237bf0"/>
    </style:style>
    <style:style style:name="P66" style:family="paragraph" style:parent-style-name="Standard">
      <style:text-properties style:use-window-font-color="true" loext:opacity="0%" officeooo:rsid="005387dc" officeooo:paragraph-rsid="00237bf0"/>
    </style:style>
    <style:style style:name="P67" style:family="paragraph" style:parent-style-name="Standard">
      <style:text-properties style:use-window-font-color="true" loext:opacity="0%" officeooo:rsid="005cf1ce" officeooo:paragraph-rsid="00237bf0"/>
    </style:style>
    <style:style style:name="P68" style:family="paragraph" style:parent-style-name="Standard">
      <style:text-properties style:use-window-font-color="true" loext:opacity="0%" officeooo:rsid="00599d3a" officeooo:paragraph-rsid="00237bf0"/>
    </style:style>
    <style:style style:name="P69" style:family="paragraph" style:parent-style-name="Standard">
      <style:text-properties style:use-window-font-color="true" loext:opacity="0%" officeooo:rsid="005eeff7" officeooo:paragraph-rsid="00237bf0"/>
    </style:style>
    <style:style style:name="P70" style:family="paragraph" style:parent-style-name="Standard">
      <style:text-properties style:use-window-font-color="true" loext:opacity="0%" officeooo:rsid="0060d1aa" officeooo:paragraph-rsid="00237bf0"/>
    </style:style>
    <style:style style:name="P71" style:family="paragraph" style:parent-style-name="Standard">
      <style:text-properties style:use-window-font-color="true" loext:opacity="0%" officeooo:rsid="00625ab2" officeooo:paragraph-rsid="00237bf0"/>
    </style:style>
    <style:style style:name="P72" style:family="paragraph" style:parent-style-name="Standard">
      <style:text-properties style:use-window-font-color="true" loext:opacity="0%" officeooo:rsid="0068381c" officeooo:paragraph-rsid="00237bf0"/>
    </style:style>
    <style:style style:name="P73" style:family="paragraph" style:parent-style-name="Standard">
      <style:text-properties style:use-window-font-color="true" loext:opacity="0%" officeooo:rsid="006b8b22" officeooo:paragraph-rsid="00237bf0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552ce" officeooo:paragraph-rsid="002552ce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755f5" officeooo:paragraph-rsid="002755f5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8dd71" officeooo:paragraph-rsid="0028dd71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99a3f" officeooo:paragraph-rsid="00299a3f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aa314" officeooo:paragraph-rsid="002aa314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aa977" officeooo:paragraph-rsid="002aa977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bca0d" officeooo:paragraph-rsid="002bca0d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e6a3c" officeooo:paragraph-rsid="002e6a3c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fa173" officeooo:paragraph-rsid="002fa173" style:font-weight-asian="normal" style:font-weight-complex="normal"/>
    </style:style>
    <style:style style:name="P83" style:family="paragraph" style:parent-style-name="Standard">
      <style:text-properties officeooo:rsid="0032914d" officeooo:paragraph-rsid="00237bf0"/>
    </style:style>
    <style:style style:name="P84" style:family="paragraph" style:parent-style-name="Standard">
      <style:text-properties officeooo:rsid="0037ebe7" officeooo:paragraph-rsid="00237bf0"/>
    </style:style>
    <style:style style:name="P85" style:family="paragraph" style:parent-style-name="Standard">
      <style:text-properties officeooo:rsid="0039cb0e" officeooo:paragraph-rsid="00237bf0"/>
    </style:style>
    <style:style style:name="P86" style:family="paragraph" style:parent-style-name="Standard">
      <style:text-properties officeooo:rsid="004c4a17" officeooo:paragraph-rsid="00237bf0"/>
    </style:style>
    <style:style style:name="P87" style:family="paragraph" style:parent-style-name="Standard">
      <style:text-properties officeooo:rsid="003b9578" officeooo:paragraph-rsid="00237bf0"/>
    </style:style>
    <style:style style:name="P88" style:family="paragraph" style:parent-style-name="Standard">
      <style:text-properties officeooo:rsid="003d315b" officeooo:paragraph-rsid="00237bf0"/>
    </style:style>
    <style:style style:name="P89" style:family="paragraph" style:parent-style-name="Standard">
      <style:text-properties officeooo:rsid="0040000b" officeooo:paragraph-rsid="00237bf0"/>
    </style:style>
    <style:style style:name="P90" style:family="paragraph" style:parent-style-name="Standard">
      <style:text-properties officeooo:rsid="004145c6" officeooo:paragraph-rsid="00237bf0"/>
    </style:style>
    <style:style style:name="P91" style:family="paragraph" style:parent-style-name="Standard">
      <style:paragraph-properties fo:text-align="start" style:justify-single-word="false"/>
      <style:text-properties style:text-underline-style="none" fo:font-weight="normal" officeooo:rsid="001692de" officeooo:paragraph-rsid="001692de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underline-style="none" fo:font-weight="normal" officeooo:rsid="002755f5" officeooo:paragraph-rsid="002755f5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officeooo:rsid="0036e23b" officeooo:paragraph-rsid="0036e23b"/>
    </style:style>
    <style:style style:name="P94" style:family="paragraph" style:parent-style-name="Standard">
      <style:paragraph-properties fo:text-align="start" style:justify-single-word="false"/>
      <style:text-properties officeooo:rsid="0037c0ed" officeooo:paragraph-rsid="0037c0ed"/>
    </style:style>
    <style:style style:name="P95" style:family="paragraph" style:parent-style-name="Standard">
      <style:paragraph-properties fo:text-align="start" style:justify-single-word="false"/>
      <style:text-properties officeooo:rsid="001692de" officeooo:paragraph-rsid="001692de"/>
    </style:style>
    <style:style style:name="P96" style:family="paragraph" style:parent-style-name="Standard">
      <style:paragraph-properties fo:text-align="start" style:justify-single-word="false"/>
      <style:text-properties officeooo:rsid="00391194" officeooo:paragraph-rsid="00391194"/>
    </style:style>
    <style:style style:name="P97" style:family="paragraph" style:parent-style-name="Standard">
      <style:paragraph-properties fo:text-align="start" style:justify-single-word="false"/>
      <style:text-properties officeooo:rsid="0037c0ed" officeooo:paragraph-rsid="0037c0ed"/>
    </style:style>
    <style:style style:name="P98" style:family="paragraph" style:parent-style-name="Standard">
      <style:paragraph-properties fo:text-align="start" style:justify-single-word="false"/>
      <style:text-properties officeooo:rsid="00421205" officeooo:paragraph-rsid="00421205"/>
    </style:style>
    <style:style style:name="P99" style:family="paragraph" style:parent-style-name="Standard">
      <style:paragraph-properties fo:text-align="start" style:justify-single-word="false"/>
      <style:text-properties officeooo:rsid="00426fa5" officeooo:paragraph-rsid="00426fa5"/>
    </style:style>
    <style:style style:name="P100" style:family="paragraph" style:parent-style-name="Standard">
      <style:paragraph-properties fo:text-align="start" style:justify-single-word="false"/>
      <style:text-properties officeooo:rsid="00445775" officeooo:paragraph-rsid="00445775"/>
    </style:style>
    <style:style style:name="P101" style:family="paragraph" style:parent-style-name="Standard">
      <style:paragraph-properties fo:text-align="start" style:justify-single-word="false"/>
      <style:text-properties officeooo:rsid="00448f93" officeooo:paragraph-rsid="00448f93"/>
    </style:style>
    <style:style style:name="P102" style:family="paragraph" style:parent-style-name="Standard">
      <style:paragraph-properties fo:text-align="start" style:justify-single-word="false"/>
      <style:text-properties officeooo:rsid="0045a6ca" officeooo:paragraph-rsid="0045a6ca"/>
    </style:style>
    <style:style style:name="P103" style:family="paragraph" style:parent-style-name="Standard">
      <style:paragraph-properties fo:text-align="start" style:justify-single-word="false"/>
      <style:text-properties officeooo:rsid="00464995" officeooo:paragraph-rsid="00464995"/>
    </style:style>
    <style:style style:name="P104" style:family="paragraph" style:parent-style-name="Standard">
      <style:paragraph-properties fo:text-align="start" style:justify-single-word="false"/>
      <style:text-properties officeooo:rsid="00464995" officeooo:paragraph-rsid="004785c7"/>
    </style:style>
    <style:style style:name="P105" style:family="paragraph" style:parent-style-name="Standard">
      <style:paragraph-properties fo:text-align="start" style:justify-single-word="false"/>
      <style:text-properties officeooo:paragraph-rsid="00464995"/>
    </style:style>
    <style:style style:name="P10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824cd" officeooo:paragraph-rsid="004824cd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</style:style>
    <style:style style:name="P108" style:family="paragraph" style:parent-style-name="Table_20_Contents">
      <style:paragraph-properties fo:text-align="start" style:justify-single-word="false"/>
      <style:text-properties officeooo:rsid="00391194" officeooo:paragraph-rsid="00391194"/>
    </style:style>
    <style:style style:name="P109" style:family="paragraph" style:parent-style-name="Table_20_Contents">
      <style:paragraph-properties fo:text-align="start" style:justify-single-word="false"/>
      <style:text-properties officeooo:rsid="003b0e08" officeooo:paragraph-rsid="003b0e08"/>
    </style:style>
    <style:style style:name="P110" style:family="paragraph" style:parent-style-name="Table_20_Contents">
      <style:paragraph-properties fo:text-align="start" style:justify-single-word="false"/>
      <style:text-properties officeooo:rsid="003c13d2" officeooo:paragraph-rsid="003c13d2"/>
    </style:style>
    <style:style style:name="P111" style:family="paragraph" style:parent-style-name="Table_20_Contents">
      <style:paragraph-properties fo:text-align="start" style:justify-single-word="false"/>
      <style:text-properties officeooo:rsid="003ccdbb" officeooo:paragraph-rsid="003ccdbb"/>
    </style:style>
    <style:style style:name="P112" style:family="paragraph" style:parent-style-name="Table_20_Contents">
      <style:paragraph-properties fo:text-align="start" style:justify-single-word="false"/>
      <style:text-properties officeooo:rsid="003d7d1e" officeooo:paragraph-rsid="003d7d1e"/>
    </style:style>
    <style:style style:name="P113" style:family="paragraph" style:parent-style-name="Table_20_Contents">
      <style:paragraph-properties fo:text-align="start" style:justify-single-word="false"/>
      <style:text-properties officeooo:rsid="003dbd53" officeooo:paragraph-rsid="003dbd53"/>
    </style:style>
    <style:style style:name="P114" style:family="paragraph" style:parent-style-name="Table_20_Contents">
      <style:paragraph-properties fo:text-align="start" style:justify-single-word="false"/>
      <style:text-properties officeooo:rsid="003f00ff" officeooo:paragraph-rsid="003f00ff"/>
    </style:style>
    <style:style style:name="P115" style:family="paragraph" style:parent-style-name="Table_20_Contents">
      <style:paragraph-properties fo:text-align="start" style:justify-single-word="false"/>
      <style:text-properties officeooo:rsid="004020e2" officeooo:paragraph-rsid="004020e2"/>
    </style:style>
    <style:style style:name="P116" style:family="paragraph" style:parent-style-name="Table_20_Contents">
      <style:paragraph-properties fo:text-align="start" style:justify-single-word="false"/>
      <style:text-properties officeooo:rsid="0040f2d5" officeooo:paragraph-rsid="0040f2d5"/>
    </style:style>
    <style:style style:name="P117" style:family="paragraph" style:parent-style-name="Table_20_Heading">
      <style:text-properties officeooo:rsid="00391194" officeooo:paragraph-rsid="00391194"/>
    </style:style>
    <style:style style:name="T1" style:family="text">
      <style:text-properties officeooo:rsid="000c69fa"/>
    </style:style>
    <style:style style:name="T2" style:family="text">
      <style:text-properties officeooo:rsid="001692de"/>
    </style:style>
    <style:style style:name="T3" style:family="text">
      <style:text-properties officeooo:rsid="0019481b"/>
    </style:style>
    <style:style style:name="T4" style:family="text">
      <style:text-properties officeooo:rsid="0006a4c8"/>
    </style:style>
    <style:style style:name="T5" style:family="text">
      <style:text-properties officeooo:rsid="001cf8ab"/>
    </style:style>
    <style:style style:name="T6" style:family="text">
      <style:text-properties officeooo:rsid="002fce90"/>
    </style:style>
    <style:style style:name="T7" style:family="text">
      <style:text-properties officeooo:rsid="002d20a7"/>
    </style:style>
    <style:style style:name="T8" style:family="text">
      <style:text-properties officeooo:rsid="002d4913"/>
    </style:style>
    <style:style style:name="T9" style:family="text">
      <style:text-properties officeooo:rsid="0030042a"/>
    </style:style>
    <style:style style:name="T10" style:family="text">
      <style:text-properties officeooo:rsid="0030ae3c"/>
    </style:style>
    <style:style style:name="T11" style:family="text">
      <style:text-properties officeooo:rsid="006f7dc0"/>
    </style:style>
    <style:style style:name="T12" style:family="text">
      <style:text-properties officeooo:rsid="00219b44"/>
    </style:style>
    <style:style style:name="T13" style:family="text">
      <style:text-properties officeooo:rsid="00203fb9"/>
    </style:style>
    <style:style style:name="T14" style:family="text">
      <style:text-properties officeooo:rsid="001497bf"/>
    </style:style>
    <style:style style:name="T15" style:family="text">
      <style:text-properties officeooo:rsid="003471b7"/>
    </style:style>
    <style:style style:name="T16" style:family="text">
      <style:text-properties officeooo:rsid="0035e681"/>
    </style:style>
    <style:style style:name="T17" style:family="text">
      <style:text-properties officeooo:rsid="0063bdab"/>
    </style:style>
    <style:style style:name="T18" style:family="text">
      <style:text-properties officeooo:rsid="003ee1fc"/>
    </style:style>
    <style:style style:name="T19" style:family="text">
      <style:text-properties officeooo:rsid="00449272"/>
    </style:style>
    <style:style style:name="T20" style:family="text">
      <style:text-properties officeooo:rsid="004145c6"/>
    </style:style>
    <style:style style:name="T21" style:family="text">
      <style:text-properties officeooo:rsid="0048ba46"/>
    </style:style>
    <style:style style:name="T22" style:family="text">
      <style:text-properties fo:color="#000080" loext:opacity="100%"/>
    </style:style>
    <style:style style:name="T23" style:family="text">
      <style:text-properties officeooo:rsid="004db4a1"/>
    </style:style>
    <style:style style:name="T24" style:family="text">
      <style:text-properties officeooo:rsid="005096a6"/>
    </style:style>
    <style:style style:name="T25" style:family="text">
      <style:text-properties officeooo:rsid="00517ed9"/>
    </style:style>
    <style:style style:name="T26" style:family="text">
      <style:text-properties officeooo:rsid="005af675"/>
    </style:style>
    <style:style style:name="T27" style:family="text">
      <style:text-properties officeooo:rsid="005eeff7"/>
    </style:style>
    <style:style style:name="T28" style:family="text">
      <style:text-properties officeooo:rsid="0014e43b"/>
    </style:style>
    <style:style style:name="T29" style:family="text">
      <style:text-properties officeooo:rsid="006c40bf"/>
    </style:style>
    <style:style style:name="T30" style:family="text">
      <style:text-properties officeooo:rsid="0026f031"/>
    </style:style>
    <style:style style:name="T31" style:family="text">
      <style:text-properties officeooo:rsid="0028dd71"/>
    </style:style>
    <style:style style:name="T32" style:family="text">
      <style:text-properties officeooo:rsid="002dd734"/>
    </style:style>
    <style:style style:name="T33" style:family="text">
      <style:text-properties style:use-window-font-color="true" loext:opacity="0%"/>
    </style:style>
    <style:style style:name="T34" style:family="text">
      <style:text-properties officeooo:rsid="00359a03"/>
    </style:style>
    <style:style style:name="T35" style:family="text">
      <style:text-properties officeooo:rsid="0036e23b"/>
    </style:style>
    <style:style style:name="T36" style:family="text">
      <style:text-properties officeooo:rsid="003bdf8e"/>
    </style:style>
    <style:style style:name="T37" style:family="text">
      <style:text-properties officeooo:rsid="0042d4ac"/>
    </style:style>
    <style:style style:name="T38" style:family="text">
      <style:text-properties officeooo:rsid="00445775"/>
    </style:style>
    <style:style style:name="T39" style:family="text">
      <style:text-properties officeooo:rsid="00464995"/>
    </style:style>
    <style:style style:name="T40" style:family="text">
      <style:text-properties officeooo:rsid="004785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05-</text:span>May-2025 0<text:span text:style-name="T34">9</text:span>:<text:span text:style-name="T1">30 </text:span>2</text:p>
      <text:p text:style-name="P1">John Braddock</text:p>
      <text:p text:style-name="P1"/>
      <text:p text:style-name="P13">Oracle SQL Summary</text:p>
      <text:p text:style-name="P4"/>
      <text:p text:style-name="P6">Intro</text:p>
      <text:p text:style-name="P3">A summary of <text:span text:style-name="T3">Oracl</text:span><text:span text:style-name="T35">e</text:span><text:span text:style-name="T3"> SQL </text:span><text:span text:style-name="T4"><text:s/>mainly for app developers.</text:span></text:p>
      <text:p text:style-name="P5"/>
      <text:p text:style-name="P14">Note that Oracle-database is <text:s/>different product to Oracle-Rdb.</text:p>
      <text:p text:style-name="P5"/>
      <text:p text:style-name="P12">Interactive SQL</text:p>
      <text:p text:style-name="P93">This is PL/SQL run from the openVMS CLI.</text:p>
      <text:p text:style-name="P93">It is useful for administration, maintenance, developing and testing SQL statements and procedures.</text:p>
      <text:p text:style-name="P5"/>
      <text:p text:style-name="P94">SQL*PLUS needs to be available.</text:p>
      <text:p text:style-name="P99">Once installed the ORA_ROOT logical becomes available.</text:p>
      <text:p text:style-name="P99"/>
      <text:p text:style-name="P102">When a new database is created it will be in a subdirectory of ORA_ROOT, and the subdirectory will be called [.DB_dbname]. Configuration files will be in this directory.</text:p>
      <text:p text:style-name="P100"/>
      <text:p text:style-name="P100">$!</text:p>
      <text:p text:style-name="P98">$SQLPLUS <text:span text:style-name="T37">uname/pw</text:span></text:p>
      <text:p text:style-name="P98"><text:s text:c="4"/>CONNECT …..</text:p>
      <text:p text:style-name="P98"><text:s text:c="4"/>etc.</text:p>
      <text:p text:style-name="P98"><text:s text:c="4"/><text:span text:style-name="T38">EXIT;</text:span></text:p>
      <text:p text:style-name="P100">$!</text:p>
      <text:p text:style-name="P100"/>
      <text:p text:style-name="P106">Admin</text:p>
      <text:p text:style-name="P101">also there’s SQLDBA?</text:p>
      <text:p text:style-name="P101">$SQLDBA <text:s text:c="2"/>???</text:p>
      <text:p text:style-name="P101"/>
      <text:p text:style-name="P103">The command INSORACLE will install shared images to improve ORACLE performance.</text:p>
      <text:p text:style-name="P103">To start a database:</text:p>
      <text:p text:style-name="P104">$@ORA_ROOT:[DB_dbname]<text:span text:style-name="T40">ORAUSER_dbname</text:span></text:p>
      <text:p text:style-name="P105"><text:span text:style-name="T39">$@ORA_ROOT</text:span><text:span text:style-name="T39">:[DB_dbname]STARTUP_dbname</text:span></text:p>
      <text:p text:style-name="P103">To shutdown a database:</text:p>
      <text:p text:style-name="P103">$@ORA_ROOT:[DB_dbname]SHUTDOWN_dbname</text:p>
      <text:p text:style-name="P103"/>
      <text:p text:style-name="P94"/>
      <text:p text:style-name="P96">Common/essential commands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1875564679072">
            <table:table-cell table:style-name="Table1.A1" office:value-type="string">
              <text:p text:style-name="P117">Command</text:p>
            </table:table-cell>
            <table:table-cell table:style-name="Table1.A1" office:value-type="string">
              <text:p text:style-name="P117">Purpose</text:p>
            </table:table-cell>
            <table:table-cell table:style-name="Table1.C1" office:value-type="string">
              <text:p text:style-name="P117">Example</text:p>
            </table:table-cell>
          </table:table-row>
        </table:table-header-rows>
        <table:table-row table:style-name="TableLine1875564679072">
          <table:table-cell table:style-name="Table1.A2" office:value-type="string">
            <text:p text:style-name="P108">CONNECT</text:p>
          </table:table-cell>
          <table:table-cell table:style-name="Table1.A2" office:value-type="string">
            <text:p text:style-name="P108">Connect to a database</text:p>
          </table:table-cell>
          <table:table-cell table:style-name="Table1.C2" office:value-type="string">
            <text:p text:style-name="P109">CONNECT <text:span text:style-name="T36">un/pw@hostname:port/srvc_nm;</text:span></text:p>
          </table:table-cell>
        </table:table-row>
        <table:table-row table:style-name="TableLine1875564679072">
          <table:table-cell table:style-name="Table1.A2" office:value-type="string">
            <text:p text:style-name="P110">SET LINESIZE n;</text:p>
          </table:table-cell>
          <table:table-cell table:style-name="Table1.A2" office:value-type="string">
            <text:p text:style-name="P107"/>
          </table:table-cell>
          <table:table-cell table:style-name="Table1.C2" office:value-type="string">
            <text:p text:style-name="P107"/>
          </table:table-cell>
        </table:table-row>
        <table:table-row table:style-name="TableLine1875564679072">
          <table:table-cell table:style-name="Table1.A2" office:value-type="string">
            <text:p text:style-name="P111">SET PAGESIZE n;</text:p>
          </table:table-cell>
          <table:table-cell table:style-name="Table1.A2" office:value-type="string">
            <text:p text:style-name="P107"/>
          </table:table-cell>
          <table:table-cell table:style-name="Table1.C2" office:value-type="string">
            <text:p text:style-name="P107"/>
          </table:table-cell>
        </table:table-row>
        <table:table-row table:style-name="TableLine1875564679072">
          <table:table-cell table:style-name="Table1.A2" office:value-type="string">
            <text:p text:style-name="P113">SET ECHO ON or OFF;</text:p>
          </table:table-cell>
          <table:table-cell table:style-name="Table1.A2" office:value-type="string">
            <text:p text:style-name="P107"/>
          </table:table-cell>
          <table:table-cell table:style-name="Table1.C2" office:value-type="string">
            <text:p text:style-name="P107"/>
          </table:table-cell>
        </table:table-row>
        <table:table-row table:style-name="TableLine1875564679072">
          <table:table-cell table:style-name="Table1.A2" office:value-type="string">
            <text:p text:style-name="P115">SET TIMING ON or OFF;</text:p>
          </table:table-cell>
          <table:table-cell table:style-name="Table1.A2" office:value-type="string">
            <text:p text:style-name="P115">Show time used by a command;</text:p>
          </table:table-cell>
          <table:table-cell table:style-name="Table1.C2" office:value-type="string">
            <text:p text:style-name="P107"/>
          </table:table-cell>
        </table:table-row>
        <table:table-row table:style-name="TableLine1875564679072">
          <table:table-cell table:style-name="Table1.A2" office:value-type="string">
            <text:p text:style-name="P112">VARIABLE myvar NUMBER;</text:p>
          </table:table-cell>
          <table:table-cell table:style-name="Table1.A2" office:value-type="string">
            <text:p text:style-name="P112">Create a session <text:soft-page-break/>variable;</text:p>
          </table:table-cell>
          <table:table-cell table:style-name="Table1.C2" office:value-type="string">
            <text:p text:style-name="P107"/>
          </table:table-cell>
        </table:table-row>
        <table:table-row table:style-name="TableLine1875564679072">
          <table:table-cell table:style-name="Table1.A2" office:value-type="string">
            <text:p text:style-name="P114">START script.sql;</text:p>
          </table:table-cell>
          <table:table-cell table:style-name="Table1.A2" office:value-type="string">
            <text:p text:style-name="P114">Runs a scripts</text:p>
          </table:table-cell>
          <table:table-cell table:style-name="Table1.C2" office:value-type="string">
            <text:p text:style-name="P107"/>
          </table:table-cell>
        </table:table-row>
        <table:table-row table:style-name="TableLine1875564679072">
          <table:table-cell table:style-name="Table1.A2" office:value-type="string">
            <text:p text:style-name="P116">SPOOL filename;</text:p>
          </table:table-cell>
          <table:table-cell table:style-name="Table1.A2" office:value-type="string">
            <text:p text:style-name="P116">Send output to a file.</text:p>
          </table:table-cell>
          <table:table-cell table:style-name="Table1.C2" office:value-type="string">
            <text:p text:style-name="P107"/>
          </table:table-cell>
        </table:table-row>
        <table:table-row table:style-name="TableLine1875564679072">
          <table:table-cell table:style-name="Table1.A2" office:value-type="string">
            <text:p text:style-name="P107"/>
          </table:table-cell>
          <table:table-cell table:style-name="Table1.A2" office:value-type="string">
            <text:p text:style-name="P107"/>
          </table:table-cell>
          <table:table-cell table:style-name="Table1.C2" office:value-type="string">
            <text:p text:style-name="P107"/>
          </table:table-cell>
        </table:table-row>
        <table:table-row table:style-name="TableLine1875564679072">
          <table:table-cell table:style-name="Table1.A2" office:value-type="string">
            <text:p text:style-name="P113">QUIT; or EXIT;</text:p>
          </table:table-cell>
          <table:table-cell table:style-name="Table1.A2" office:value-type="string">
            <text:p text:style-name="P107"/>
          </table:table-cell>
          <table:table-cell table:style-name="Table1.C2" office:value-type="string">
            <text:p text:style-name="P107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6">Create a database</text:p>
      <text:p text:style-name="P74">To create a database the SYSDBA privilege is needed.</text:p>
      <text:p text:style-name="P74"/>
      <text:p text:style-name="P75">Database ini<text:span text:style-name="T31">t</text:span>ialization parameter file <text:span text:style-name="T31">needed</text:span>.</text:p>
      <text:p text:style-name="P77">There is a spfile.ora on the server and a pfile.ora on the client.</text:p>
      <text:p text:style-name="P77"/>
      <text:p text:style-name="P77">These are binary files where parameters needed to configure an instance are stored.</text:p>
      <text:p text:style-name="P32">SQL&gt; show parameter spfile;</text:p>
      <text:p text:style-name="P79">examine the content using:</text:p>
      <text:p text:style-name="P33">$STRINGS {result from the previous sql stmnt}</text:p>
      <text:p text:style-name="P33"/>
      <text:p text:style-name="P80">The pfile is in text format and is in $ORACLE_HOME/<text:span text:style-name="T32">dbs_directory</text:span></text:p>
      <text:p text:style-name="P81">create as follows:</text:p>
      <text:p text:style-name="P34">SQL&gt; CREATE pfile FROM spfile.</text:p>
      <text:p text:style-name="P34"/>
      <text:p text:style-name="P82">Parameters are changed using:</text:p>
      <text:p text:style-name="P35">SQL&gt; ALTER SYSTEM SET SCOPE=spfile</text:p>
      <text:p text:style-name="P35"/>
      <text:p text:style-name="P36">ALTER SYSTEM RESET <text:span text:style-name="T33">sets the parameters back tot their defaults.</text:span></text:p>
      <text:p text:style-name="P33"/>
      <text:p text:style-name="P78"/>
      <text:p text:style-name="P75"/>
      <text:p text:style-name="P76">Typcal statement:</text:p>
      <text:p text:style-name="P31">CREATE <text:span text:style-name="T12">DATABASE </text:span><text:span text:style-name="T30">dbname</text:span></text:p>
      <text:p text:style-name="P31"><text:s text:c="5"/><text:span text:style-name="T31">LOGFILE <text:s text:c="2"/>…. <text:s/></text:span></text:p>
      <text:p text:style-name="P31"><text:s text:c="5"/><text:span text:style-name="T31">CHARACTER SET …..</text:span></text:p>
      <text:p text:style-name="P31"><text:span text:style-name="T30"><text:s text:c="5"/></text:span><text:span text:style-name="T31">DATA</text:span><text:span text:style-name="T12">FILE ‘</text:span><text:span text:style-name="T31">diskn:</text:span><text:span text:style-name="T12">db_filename.</text:span><text:span text:style-name="T31">dbf’</text:span></text:p>
      <text:p text:style-name="P31"><text:s text:c="5"/><text:span text:style-name="T31">SET TIME_ZONE = …..</text:span></text:p>
      <text:p text:style-name="P37">; </text:p>
      <text:p text:style-name="P6"/>
      <text:p text:style-name="P92">dbname must be up to 8 bytes and should match the DB_NAME in the param file.</text:p>
      <text:p text:style-name="P91"/>
      <text:p text:style-name="P6"/>
      <text:p text:style-name="P26">!<text:span text:style-name="T13">option for creating database columns for commonly used fields.</text:span></text:p>
      <text:p text:style-name="P27">CREATE DOMAIN my_key <text:s/>CHAR(12);</text:p>
      <text:p text:style-name="P26">!</text:p>
      <text:p text:style-name="P26">CREATE TABLE mytable01</text:p>
      <text:p text:style-name="P26">( <text:s/>my_key<text:tab/><text:tab/>CHAR(12)</text:p>
      <text:p text:style-name="P26"><text:soft-page-break/>, <text:s/>my_data<text:tab/><text:tab/>CHAR(100)</text:p>
      <text:p text:style-name="P26">, <text:s/><text:span text:style-name="T14">my_balance<text:tab/>SMALLINT</text:span></text:p>
      <text:p text:style-name="P26">, <text:s/>rec_tmstamp<text:tab/>DATE</text:p>
      <text:p text:style-name="P26">)</text:p>
      <text:p text:style-name="P26">;</text:p>
      <text:p text:style-name="P26"/>
      <text:p text:style-name="P28">CREATE UNIQUE INDEX my_idx_1</text:p>
      <text:p text:style-name="P28"><text:tab/>ON mytable01</text:p>
      <text:p text:style-name="P28"><text:tab/>(my_key)</text:p>
      <text:p text:style-name="P28"><text:tab/>; </text:p>
      <text:p text:style-name="P29">EXIT;</text:p>
      <text:p text:style-name="P6"/>
      <text:p text:style-name="P6"/>
      <text:p text:style-name="P38">SET TRAN READ WRI</text:p>
      <text:p text:style-name="P38"><text:s text:c="8"/>RESERVING mytable01 FOR SHARED WRITE;</text:p>
      <text:p text:style-name="P24">INSERT INTO mytable01 VALUES (“abc123”,”aaa”,1,current_timestamp);</text:p>
      <text:p text:style-name="P38">commi;</text:p>
      <text:p text:style-name="P30">EXIT;</text:p>
      <text:p text:style-name="P11">Oracle PL/SQL</text:p>
      <text:p text:style-name="P83"/>
      <text:p text:style-name="P83">PL /SQL means “Pro<text:span text:style-name="T15">cedu</text:span>r<text:span text:style-name="T15">al</text:span> Language extension<text:span text:style-name="T16">s</text:span> to SQL”</text:p>
      <text:p text:style-name="P83"/>
      <text:p text:style-name="P84">PL/SQL is not portable. It can only run in an Oracle database.</text:p>
      <text:p text:style-name="P84"/>
      <text:p text:style-name="P85">PL/SQL can be coded in “SQL Developer Tools”. It can also be compiled there.</text:p>
      <text:p text:style-name="P86">Nte that SQL Developer appears to run under windows so must be connected to the openVMS serrver using un &amp; pw.</text:p>
      <text:p text:style-name="P85"/>
      <text:p text:style-name="P85"/>
      <text:p text:style-name="P87">PL/SQL is block structured and each block has three sections:</text:p>
      <text:p text:style-name="P87">Declaration</text:p>
      <text:p text:style-name="P87">Executable</text:p>
      <text:p text:style-name="P87">Exception-handling</text:p>
      <text:p text:style-name="P87"/>
      <text:p text:style-name="P88">A block may have a name. Functions and procedures are examples of named blocks. They are stored in the database.</text:p>
      <text:p text:style-name="P88"/>
      <text:p text:style-name="P88">A block without a name is an anon<text:span text:style-name="T17">y</text:span>mous block. <text:span text:style-name="T18">It is not stored so is for one use only.</text:span></text:p>
      <text:p text:style-name="P88"/>
      <text:p text:style-name="P89">The Declaration section is for declaring variables, allocating memory for cursors, and definin g data types.</text:p>
      <text:p text:style-name="P89"/>
      <text:p text:style-name="P89">The Executable section can contain only a NULL statement so does nothing.</text:p>
      <text:p text:style-name="P89"/>
      <text:p text:style-name="P89">The Exception-handling section is for catching and handling exceptions.</text:p>
      <text:p text:style-name="P89"/>
      <text:p text:style-name="P89">Blocks can be nested within blocks.</text:p>
      <text:p text:style-name="P89"/>
      <text:p text:style-name="P90"><text:span text:style-name="T19">Example of </text:span>a simple block:</text:p>
      <text:p text:style-name="P19">BEGIN</text:p>
      <text:p text:style-name="P22"><text:span text:style-name="T10"><text:s text:c="4"/>dbms_output.put_line( “</text:span><text:span text:style-name="T20">Hi Wo</text:span><text:span text:style-name="T10">rl</text:span><text:span text:style-name="T20">d</text:span><text:span text:style-name="T10">” </text:span><text:span text:style-name="T20">);</text:span></text:p>
      <text:p text:style-name="P25">E<text:span text:style-name="T8">ND;</text:span></text:p>
      <text:p text:style-name="P25"/>
      <text:p text:style-name="P59">Run as follows:</text:p>
      <text:p text:style-name="P39">$SQL</text:p>
      <text:p text:style-name="P39">SQL&gt; SET SERVEROUTPUT ON;</text:p>
      <text:p text:style-name="P39">SQL&gt;<text:span text:style-name="T8">BEGIN</text:span></text:p>
      <text:p text:style-name="P22"><text:span text:style-name="T10"><text:s text:c="15"/>dbms_output.put_line( “</text:span><text:span text:style-name="T20">Hi Wo</text:span><text:span text:style-name="T10">rl</text:span><text:span text:style-name="T20">d</text:span><text:span text:style-name="T10">” </text:span><text:span text:style-name="T20">);</text:span></text:p>
      <text:p text:style-name="P25"><text:s text:c="10"/>E<text:span text:style-name="T8">ND;</text:span></text:p>
      <text:p text:style-name="P25"><text:s text:c="9"/>/</text:p>
      <text:p text:style-name="P25"/>
      <text:p text:style-name="P60">Note that the / executes the code. <text:span text:style-name="T21">It can be entered repeatedly to save having to retype the code.</text:span></text:p>
      <text:p text:style-name="P60"/>
      <text:p text:style-name="P61">Type the folowing to edit and rerun the code:</text:p>
      <text:p text:style-name="P61"><text:span text:style-name="T22">SQL&gt; edit</text:span> <text:s text:c="7"/>!edit the file</text:p>
      <text:p text:style-name="P61"><text:span text:style-name="T22">SQL&gt; </text:span>/</text:p>
      <text:p text:style-name="P63">Another example:</text:p>
      <text:p text:style-name="P63"><text:s text:c="3"/><text:span text:style-name="T22">DECLARE</text:span></text:p>
      <text:p text:style-name="P40"><text:s text:c="8"/>l_msg CHAR(12) :=”Hi There”;</text:p>
      <text:p text:style-name="P19"><text:s text:c="3"/>BEGIN</text:p>
      <text:p text:style-name="P22"><text:soft-page-break/><text:span text:style-name="T10"><text:s text:c="15"/>dbms_output.put_line( </text:span><text:span text:style-name="T23">l_msg );</text:span></text:p>
      <text:p text:style-name="P25"><text:s text:c="3"/>E<text:span text:style-name="T8">ND;</text:span></text:p>
      <text:p text:style-name="P25"/>
      <text:p text:style-name="P41">Variables can be anchored to a type based on a table field:</text:p>
      <text:p text:style-name="P41"/>
      <text:p text:style-name="P40">DECLARE</text:p>
      <text:p text:style-name="P40"><text:s text:c="8"/>l_msg <text:s text:c="3"/><text:span text:style-name="T24">customers.msg%TYPE </text:span>:=<text:span text:style-name="T24"> </text:span>”Hi There”;</text:p>
      <text:p text:style-name="P19"><text:s text:c="3"/>BEGIN</text:p>
      <text:p text:style-name="P39"><text:s text:c="8"/><text:span text:style-name="T24">SELECT msg</text:span></text:p>
      <text:p text:style-name="P39"><text:s text:c="15"/><text:span text:style-name="T24">INTO l_msg</text:span></text:p>
      <text:p text:style-name="P39"><text:s text:c="15"/><text:span text:style-name="T24">FROM customers</text:span></text:p>
      <text:p text:style-name="P39"><text:s text:c="12"/><text:span text:style-name="T24">WHERE cust_id = 1</text:span></text:p>
      <text:p text:style-name="P39"><text:tab/>;</text:p>
      <text:p text:style-name="P22"><text:span text:style-name="T10"><text:s text:c="15"/>dbms_output.put_line( “</text:span><text:span text:style-name="T25">cust says” || “|” || </text:span><text:span text:style-name="T23">l_msg );</text:span></text:p>
      <text:p text:style-name="P25"><text:s text:c="3"/>E<text:span text:style-name="T8">ND;</text:span></text:p>
      <text:p text:style-name="P25"/>
      <text:p text:style-name="P64">Note that variables can also be anchored to one another:</text:p>
      <text:p text:style-name="P42"><text:s text:c="2"/>l_funny_msg <text:s text:c="2"/>l_msg%TYPE</text:p>
      <text:p text:style-name="P42"/>
      <text:p text:style-name="P65">Also an anchor may apply to an entire table. Eg:</text:p>
      <text:p text:style-name="P43">r_customer <text:s text:c="3"/>customers%ROWTYPE;</text:p>
      <text:p text:style-name="P43">…</text:p>
      <text:p text:style-name="P43">SELECT * FROM customers INTO r_customer;</text:p>
      <text:p text:style-name="P42"/>
      <text:p text:style-name="P44">An anchor may be anchored to a cursor name. Eg:</text:p>
      <text:p text:style-name="P44">DECLARE</text:p>
      <text:p text:style-name="P44"><text:s text:c="4"/>CURSOR c_name IS</text:p>
      <text:p text:style-name="P44"><text:s text:c="7"/>SELECT first_nm, sur_name</text:p>
      <text:p text:style-name="P44"><text:s text:c="13"/>FROM customers;</text:p>
      <text:p text:style-name="P44"><text:s text:c="4"/>r_name <text:s text:c="2"/>c_name%ROWTYPE</text:p>
      <text:p text:style-name="P42"/>
      <text:p text:style-name="P42"/>
      <text:p text:style-name="P66">Note that comments can be:</text:p>
      <text:p text:style-name="P45">-- single line comments</text:p>
      <text:p text:style-name="P45">/* multiple line</text:p>
      <text:p text:style-name="P45"><text:s text:c="3"/>comment */</text:p>
      <text:p text:style-name="P45"/>
      <text:p text:style-name="P62">Constants:</text:p>
      <text:p text:style-name="P46">DECLARE</text:p>
      <text:p text:style-name="P46"><text:s text:c="5"/>my_const CONSTANT NUMBER := 42;</text:p>
      <text:p text:style-name="P46"/>
      <text:p text:style-name="P62">Control:</text:p>
      <text:p text:style-name="P62">PLSQL also has IF <text:s text:c="3"/>ELSE <text:s text:c="3"/>ELSEIF <text:s text:c="3"/>CASE <text:s text:c="3"/>GOTO <text:s text:c="3"/><text:span text:style-name="T26">LOOP</text:span></text:p>
      <text:p text:style-name="P62"/>
      <text:p text:style-name="P67">Also:</text:p>
      <text:p text:style-name="P67">EXIT WHEN condition</text:p>
      <text:p text:style-name="P62"/>
      <text:p text:style-name="P68">GOTO targets a label, indicated by &lt;&lt;lbl&gt;&gt;</text:p>
      <text:p text:style-name="P68">eg:</text:p>
      <text:p text:style-name="P68"/>
      <text:p text:style-name="P47">BEGIN</text:p>
      <text:p text:style-name="P47">GOTO lbl1;</text:p>
      <text:p text:style-name="P47"><text:soft-page-break/>..</text:p>
      <text:p text:style-name="P47">..</text:p>
      <text:p text:style-name="P47">&lt;&lt;lbl1&gt;&gt;</text:p>
      <text:p text:style-name="P47">..</text:p>
      <text:p text:style-name="P47">,,</text:p>
      <text:p text:style-name="P47"/>
      <text:p text:style-name="P47"/>
      <text:p text:style-name="P69">FOR loop</text:p>
      <text:p text:style-name="P48"/>
      <text:p text:style-name="P48">FOR l_idx IN 1..100</text:p>
      <text:p text:style-name="P48">LOOP</text:p>
      <text:p text:style-name="P48"><text:s text:c="6"/>…...</text:p>
      <text:p text:style-name="P25">E<text:span text:style-name="T8">ND </text:span><text:span text:style-name="T27">LOOP</text:span><text:span text:style-name="T8">;</text:span></text:p>
      <text:p text:style-name="P25">E<text:span text:style-name="T8">ND;</text:span></text:p>
      <text:p text:style-name="P25"/>
      <text:p text:style-name="P70">WHILE loop</text:p>
      <text:p text:style-name="P49"/>
      <text:p text:style-name="P49">WHILE condition</text:p>
      <text:p text:style-name="P49">LOOP</text:p>
      <text:p text:style-name="P49">…</text:p>
      <text:p text:style-name="P49"/>
      <text:p text:style-name="P71">Also CONTINUE WHEN</text:p>
      <text:p text:style-name="P50">Custom records can also be constructed:</text:p>
      <text:p text:style-name="P50"/>
      <text:p text:style-name="P50">DECLARE</text:p>
      <text:p text:style-name="P50">TYPE rt_cust</text:p>
      <text:p text:style-name="P50">IS RECORD</text:p>
      <text:p text:style-name="P50"><text:s text:c="4"/>(cust_name <text:s text:c="2"/>customers.name%TYPE</text:p>
      <text:p text:style-name="P50"><text:s text:c="5"/>a_flag <text:s text:c="9"/>CHAR(1)</text:p>
      <text:p text:style-name="P50"><text:s text:c="4"/>);</text:p>
      <text:p text:style-name="P50"><text:s text:c="4"/>r_cust <text:s/>rt_cust;</text:p>
      <text:p text:style-name="P50"/>
      <text:p text:style-name="P50"/>
      <text:p text:style-name="P72">Fetches</text:p>
      <text:p text:style-name="P51"/>
      <text:p text:style-name="P51">FETCH csr INTO r_stuff;</text:p>
      <text:p text:style-name="P51">EXIT WHEN csr%NOTFOUND;</text:p>
      <text:p text:style-name="P51"/>
      <text:p text:style-name="P73">or more elegantly:</text:p>
      <text:p text:style-name="P52"/>
      <text:p text:style-name="P52">FOR record IN csr_Name</text:p>
      <text:p text:style-name="P52">LOOP</text:p>
      <text:p text:style-name="P52"><text:s text:c="4"/>process stuff;</text:p>
      <text:p text:style-name="P52"><text:span text:style-name="T28">E</text:span><text:span text:style-name="T8">ND </text:span>LOOP;</text:p>
      <text:p text:style-name="P52"/>
      <text:p text:style-name="P73">or <text:span text:style-name="T29">even </text:span>more elegantly:</text:p>
      <text:p text:style-name="P52"/>
      <text:p text:style-name="P52">FOR record IN <text:span text:style-name="T29">(select statement)</text:span></text:p>
      <text:p text:style-name="P52">LOOP</text:p>
      <text:p text:style-name="P52"><text:s text:c="4"/>process stuff;</text:p>
      <text:p text:style-name="P52"><text:span text:style-name="T28">E</text:span><text:span text:style-name="T8">ND </text:span>LOOP;</text:p>
      <text:p text:style-name="P52"/>
      <text:p text:style-name="P17"><text:soft-page-break/></text:p>
      <text:p text:style-name="P6"/>
      <text:p text:style-name="P6"/>
      <text:p text:style-name="P6"/>
      <text:p text:style-name="P6"/>
      <text:p text:style-name="P7">PL/SQL</text:p>
      <text:p text:style-name="P7"/>
      <text:p text:style-name="P7"/>
      <text:p text:style-name="P10">Scripts <text:span text:style-name="T5">(</text:span><text:span text:style-name="T6">PL/</text:span><text:span text:style-name="T5">SQL scripts)</text:span></text:p>
      <text:p text:style-name="P9"/>
      <text:p text:style-name="P9"/>
      <text:p text:style-name="P8">Stored Procedures <text:span text:style-name="T7">(PL/SQL procedures)</text:span></text:p>
      <text:p text:style-name="P7"/>
      <text:p text:style-name="P57">These are SQL subroutines stored in the database.</text:p>
      <text:p text:style-name="P57"/>
      <text:p text:style-name="P58">They can be created in Oracle SQL Developer.</text:p>
      <text:p text:style-name="P18"/>
      <text:p text:style-name="P18">CREATE <text:span text:style-name="T9">OR REPLACE </text:span>PROCEDURE prc_name <text:span text:style-name="T9">{</text:span></text:p>
      <text:p text:style-name="P20"><text:tab/>IN p_cust_id CHAR(12)</text:p>
      <text:p text:style-name="P20"><text:s text:c="13"/>}</text:p>
      <text:p text:style-name="P18"><text:s text:c="11"/>IS</text:p>
      <text:p text:style-name="P18"><text:tab/><text:span text:style-name="T9">r_cust_name <text:s text:c="5"/>cust_tbl%ROWTYPE;</text:span></text:p>
      <text:p text:style-name="P20"/>
      <text:p text:style-name="P18"><text:s text:c="5"/>BEGIN</text:p>
      <text:p text:style-name="P18"><text:tab/><text:span text:style-name="T9">SELECT c.cust_name</text:span></text:p>
      <text:p text:style-name="P18"><text:tab/> <text:s text:c="4"/><text:span text:style-name="T9">INTO r_cust_name</text:span></text:p>
      <text:p text:style-name="P18"><text:s text:c="23"/><text:span text:style-name="T9">FROM cust_tbl c</text:span></text:p>
      <text:p text:style-name="P18"><text:tab/> <text:s text:c="2"/><text:span text:style-name="T9">WHERE c.cust_id = p_cust_id</text:span></text:p>
      <text:p text:style-name="P18"><text:tab/>;</text:p>
      <text:p text:style-name="P21"><text:s text:c="5"/>EXCEPTION</text:p>
      <text:p text:style-name="P21"><text:tab/><text:span text:style-name="T10">WHEN OTHERS THEN</text:span></text:p>
      <text:p text:style-name="P21"><text:tab/><text:tab/><text:span text:style-name="T10">dbms_output.put_line( SQLERRM );</text:span></text:p>
      <text:p text:style-name="P15"><text:s text:c="2"/>E<text:span text:style-name="T8">ND</text:span></text:p>
      <text:p text:style-name="P15"/>
      <text:p text:style-name="P53"/>
      <text:p text:style-name="P54">To run a procedure:</text:p>
      <text:p text:style-name="P54"/>
      <text:p text:style-name="P55">EXEC procedure_name( args);</text:p>
      <text:p text:style-name="P23"/>
      <text:p text:style-name="P23"/>
      <text:p text:style-name="P56">T<text:span text:style-name="T11">o</text:span> return results use:</text:p>
      <text:p text:style-name="P16">dbms_sql_return_result(c_customers);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05T10:18:54.265000000</dc:date>
    <meta:editing-duration>PT2H1M37S</meta:editing-duration>
    <meta:editing-cycles>52</meta:editing-cycles>
    <meta:generator>LibreOffice/7.3.2.2$Windows_X86_64 LibreOffice_project/49f2b1bff42cfccbd8f788c8dc32c1c309559be0</meta:generator>
    <meta:document-statistic meta:table-count="1" meta:image-count="0" meta:object-count="0" meta:page-count="7" meta:paragraph-count="223" meta:word-count="874" meta:character-count="5865" meta:non-whitespace-character-count="4810"/>
  </office:meta>
</office:document-meta>
</file>